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00bd7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fo:font-weight="bold" officeooo:paragraph-rsid="0000bd7d" style:font-weight-asian="bold" style:font-weight-complex="bold"/>
    </style:style>
    <style:style style:name="P4" style:family="paragraph" style:parent-style-name="Text_20_body">
      <style:text-properties fo:font-weight="bold" officeooo:paragraph-rsid="0003474e" style:font-weight-asian="bold" style:font-weight-complex="bold"/>
    </style:style>
    <style:style style:name="P5" style:family="paragraph" style:parent-style-name="Text_20_body">
      <style:text-properties officeooo:paragraph-rsid="0003474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de9b"/>
    </style:style>
    <style:style style:name="T3" style:family="text">
      <style:text-properties officeooo:rsid="0008f4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>Welcome to the web connectivity and</text:p>
      <text:p text:style-name="Text_20_body">security course. In this course we will study different web</text:p>
      <text:p text:style-name="Text_20_body">connectivity standards, solutions, and protocols. We will also study the need for</text:p>
      <text:p text:style-name="Text_20_body">security as well as protocols, methodologies and solutions that will</text:p>
      <text:p text:style-name="Text_20_body">help you mitigate security risks. Before talking about web connectivity</text:p>
      <text:p text:style-name="Text_20_body">in cyber-physical systems, the first question that arises is, why then bother</text:p>
      <text:p text:style-name="Text_20_body">connecting your embedded systems? If there is a device that controls</text:p>
      <text:p text:style-name="Text_20_body">the settings on my microwave oven, what need does it have to</text:p>
      <text:p text:style-name="Text_20_body">talk to other devices? This is a valid point. Standalone embedded systems do exist and cater to a specific problem as</text:p>
      <text:p text:style-name="Text_20_body">in the case of a microwave oven. Another example is an image</text:p>
      <text:p text:style-name="Text_20_body">processor in a digital camera. Whose purpose is handling the light</text:p>
      <text:p text:style-name="Text_20_body">capture from the sensor and to digitize, process, and</text:p>
      <text:p text:style-name="Text_20_body">store that information as an image. It performs that specific job and</text:p>
      <text:p text:style-name="Text_20_body">does it very well. The reality is that devices</text:p>
      <text:p text:style-name="Text_20_body">are getting more and more complex and that connection is needed. The same digital camera now has wi-fi and</text:p>
      <text:p text:style-name="Text_20_body">GPS modules to offer seamless <text:span text:style-name="T2">t</text:span>ransfer of photos and</text:p>
      <text:p text:style-name="Text_20_body">a geopack then. These wi-fi and GPS modules have</text:p>
      <text:p text:style-name="Text_20_body">their own baseline processors and for all of them to work seamlessly,</text:p>
      <text:p text:style-name="Text_20_body">you have to bring them together. You have to connect them. Any reasonably modern car can</text:p>
      <text:p text:style-name="Text_20_body">have 25 to 50 onboard processors. A modern 7-Series BMW has</text:p>
      <text:p text:style-name="Text_20_body">up to a hundred processors. All of these control different</text:p>
      <text:p text:style-name="Text_20_body">functions of the car. For example GPS navigation, entertainment, parking distance control,</text:p>
      <text:p text:style-name="Text_20_body">radar cruise control, and so on. To make the car really function and provides a safer journey, the processors</text:p>
      <text:p text:style-name="Text_20_body">have to communicate with each other. A classic example is that of a car crash. In case of a crash, your <text:soft-page-break/>car will open</text:p>
      <text:p text:style-name="Text_20_body">the door locks and deploy the air bag. It may perform other emergency</text:p>
      <text:p text:style-name="Text_20_body">functions like flashing the headlights ,and sending your location</text:p>
      <text:p text:style-name="Text_20_body">coordinates to an emergency service. All of this is possible</text:p>
      <text:p text:style-name="Text_20_body">because of the in-car network. If you think this is too much,</text:p>
      <text:p text:style-name="Text_20_body">NVIDIA announced car computation platform that has a combined</text:p>
      <text:p text:style-name="Text_20_body">performance of 8 teraflops. To put this in perspective,</text:p>
      <text:p text:style-name="Text_20_body">the world's 418th-ranked super computer in 2008 had</text:p>
      <text:p text:style-name="Text_20_body">a computational power of 9.1 teraflops and</text:p>
      <text:p text:style-name="Text_20_body">that one had 4,096 processor cores. So, soon your car will have</text:p>
      <text:p text:style-name="Text_20_body">the same computation or capability as the super computers in 2008. And here we only discuss the</text:p>
      <text:p text:style-name="Text_20_body">self-contained local networks within cars. Soon cars will be able to communicate</text:p>
      <text:p text:style-name="Text_20_body">with other cars on the road and with the traffic monitoring systems. Thus, the future is connected and connectivity is not optional anymore,</text:p>
      <text:p text:style-name="Text_20_body">it's fundamental. After establishing the case for</text:p>
      <text:p text:style-name="Text_20_body">connectivity in cyber-physical or embedded systems, the next question would</text:p>
      <text:p text:style-name="Text_20_body">be why do we need web connectivity? Here we need to have a deeper look. Let's first look into</text:p>
      <text:p text:style-name="P1">the benefits of web connectivity. </text:p>
      <text:p text:style-name="P1"><text:span text:style-name="T1">The first and foremost benefit is ubiquity</text:span>. The web is everywhere, from your PC,</text:p>
      <text:p text:style-name="Text_20_body">to phones, to even smart watches. You can access the world wide</text:p>
      <text:p text:style-name="Text_20_body">web not only on smartphones but also on dumb phones from a decade ago. All you need is a browser. A browser like Opera Mini that can</text:p>
      <text:p text:style-name="P1">even be bundled into embedded systems. </text:p>
      <text:p text:style-name="P1"><text:span text:style-name="T1">Scalability is another important point. </text:span>The World Wide Web is already quite large and it can accommodate even more</text:p>
      <text:p text:style-name="Text_20_body">sources of information and users. Web technologies can automatically scale, based on demand,</text:p>
      <text:p text:style-name="Text_20_body">with minimal user intervention. They can scale to user needs,</text:p>
      <text:p text:style-name="Text_20_body">computational load, or network requirements. The World Wide Web has been with us for</text:p>
      <text:p text:style-name="Text_20_body">well more than two decades now. That is enough time to test and</text:p>
      <text:p text:style-name="Text_20_body">optimize the web-enabling technologies, HTML, http, and</text:p>
      <text:p text:style-name="Text_20_body"><text:soft-page-break/>web servers are fully understood. There are highly optimized web servers</text:p>
      <text:p text:style-name="Text_20_body">available for small sensors that take less than seven kilobytes of space,</text:p>
      <text:p text:style-name="Text_20_body">which is an efficient use of memory. One of the main features of web</text:p>
      <text:p text:style-name="Text_20_body">technologies is that they don't care about the underlying architecture or</text:p>
      <text:p text:style-name="Text_20_body">technologies. One web-supported device can communicate</text:p>
      <text:p text:style-name="Text_20_body">effectively with another one, irrespective of the system and</text:p>
      <text:p text:style-name="P1">communication infrastructure used.</text:p>
      <text:p text:style-name="P3">Lastly, major future technologies will reside on the web or heavily utilize the current</text:p>
      <text:p text:style-name="Text_20_body"><text:span text:style-name="T1">internet technologies.</text:span> Let's take cloud computing where</text:p>
      <text:p text:style-name="Text_20_body">you are provided with on-demand computational power and services. You can use these services for</text:p>
      <text:p text:style-name="Text_20_body">big data analytics and then utilize these data insights for</text:p>
      <text:p text:style-name="P1">better decision-making. </text:p>
      <text:p text:style-name="P3">Imagine gathering data from hundreds of thousands of sensors, then transferring this data to the cloud for storage and processing, and afterwards relaying this decision back</text:p>
      <text:p text:style-name="P1"><text:span text:style-name="T1">to the nodes or an actuator to activate.</text:span> </text:p>
      <text:p text:style-name="P1"/>
      <text:p text:style-name="P1">Despite the benefits of web connectivity, it also comes at a cost. With web connectivity, you get to leverage the cloud computing infrastructure, remote monitoring and assessment as</text:p>
      <text:p text:style-name="Text_20_body">well as remote command and control. However, the very first thing for</text:p>
      <text:p text:style-name="Text_20_body">people involved with design and development of connected embedded</text:p>
      <text:p text:style-name="Text_20_body">systems is an increase in complexity. Compared to a stand alone setup,</text:p>
      <text:p text:style-name="Text_20_body">a network connected system requires extra effort In network design and</text:p>
      <text:p text:style-name="Text_20_body">connectivity solutions, and in hardware and software design</text:p>
      <text:p text:style-name="Text_20_body">to enable that connectivity. In later videos we'll discuss</text:p>
      <text:p text:style-name="P1">more on the choices you have when it comes to network connectivity. </text:p>
      <text:p text:style-name="P1"><text:span text:style-name="T1">Moreover, with web connectivity you inherit its security issues as well.</text:span> When you connect your cyber-physical systems through the internet, you open then to roughly the same</text:p>
      <text:p text:style-name="Text_20_body">level of security weaknesses and attacks as in other</text:p>
      <text:p text:style-name="Text_20_body">Internet-connected networks. Security can't be an afterthought anymore. If you are building a connected system, security should be an inherent</text:p>
      <text:p text:style-name="Text_20_body"><text:soft-page-break/>feature right from the beginning. In case of the car example, you have</text:p>
      <text:p text:style-name="Text_20_body">a network limited to the car's internals. So, locking the door</text:p>
      <text:p text:style-name="Text_20_body">will effectively lock out most thieves from accessing</text:p>
      <text:p text:style-name="Text_20_body">the computer systems. But when you connect</text:p>
      <text:p text:style-name="Text_20_body">that car to the internet, you can't rely on locking the doors only. You have opened the car to attacks</text:p>
      <text:p text:style-name="P5">from anywhere in the world. </text:p>
      <text:p text:style-name="P5"/>
      <text:p text:style-name="P4">But be assured, we have technologies, protocols, and solutions that will help</text:p>
      <text:p text:style-name="P2">mitigate these threats. And we'll discuss them in later videos. And lastly web connectivity</text:p>
      <text:p text:style-name="Text_20_body">is resource heavy. For really small low power devices,</text:p>
      <text:p text:style-name="Text_20_body">memory and computational power are a limited resource, connectivity</text:p>
      <text:p text:style-name="Text_20_body">puts an extra burden on these resources. Depending upon the connectivity solutions,</text:p>
      <text:p text:style-name="Text_20_body">solutions that you choose, you will have to add</text:p>
      <text:p text:style-name="Text_20_body">the extra hardware and software layers to communicate and that</text:p>
      <text:p text:style-name="Text_20_body">takes both memory and processing power. Some solutions are more</text:p>
      <text:p text:style-name="Text_20_body">resource hungry than others and we will discuss that further later on. But nonetheless,</text:p>
      <text:p text:style-name="Text_20_body">connectivity adds an extra cost. Additionally, if you decide to</text:p>
      <text:p text:style-name="Text_20_body">add security, which you should, you'll need some sort of cryptographic</text:p>
      <text:p text:style-name="Text_20_body">algorithm to secure your data. Cryptographic computations</text:p>
      <text:p text:style-name="Text_20_body">are processor-intensive, meaning that they put a lot</text:p>
      <text:p text:style-name="Text_20_body">of strain on the processor. This can drive up the energy</text:p>
      <text:p text:style-name="Text_20_body">consumption as well. Let's discuss connectivity</text:p>
      <text:p text:style-name="Text_20_body">in cyber-physical systems in a general context. Of course, it's nice to have an overview</text:p>
      <text:p text:style-name="Text_20_body">of your home when you are on vacation or remote start your car in a freezing</text:p>
      <text:p text:style-name="Text_20_body">weather so, it's warm when you get inside. Or to be able to assess what's</text:p>
      <text:p text:style-name="Text_20_body">wrong in the production plant without physically being there. But, you will come across situations</text:p>
      <text:p text:style-name="Text_20_body">where you won't need web connectivity. For our very daily life for example, do you really need to connect your</text:p>
      <text:p text:style-name="Text_20_body">stand-alone coffee machine to your wi-fi? Of course you might think,</text:p>
      <text:p text:style-name="Text_20_body"><text:soft-page-break/>it's just a coffee machine. What can go wrong if</text:p>
      <text:p text:style-name="Text_20_body">hackers get access to it? Over boil my coffee to</text:p>
      <text:p text:style-name="Text_20_body">give it a bitter taste? The thing is that through your coffee</text:p>
      <text:p text:style-name="Text_20_body">machine if its security is weak, hackers will get access</text:p>
      <text:p text:style-name="Text_20_body">to your network and from there they can go to your system or</text:p>
      <text:p text:style-name="Text_20_body">anywhere. In this case, the coffee machine</text:p>
      <text:p text:style-name="Text_20_body">is not the target itself but, another attack vector against your system. So, yes, there are benefits to web</text:p>
      <text:p text:style-name="Text_20_body">connectivity and there are the downsides. What you will need to do is assess whether</text:p>
      <text:p text:style-name="Text_20_body">you really need web connectivity or not. Once you decide on the former,</text:p>
      <text:p text:style-name="Text_20_body">you'll need a proper implementation. That is where this course will help you. By the end, you'll be more</text:p>
      <text:p text:style-name="Text_20_body">informed about the protocols and solutions available to you. And you will be able to make informed</text:p>
      <text:p text:style-name="Text_20_body">decisions when it comes to adding connectivity to your embedded solutions. [MUSIC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0T16:03:02.604493298</dc:date>
    <meta:generator>LibreOffice/4.3.3.2$Linux_X86_64 LibreOffice_project/430m0$Build-2</meta:generator>
    <dc:creator>New </dc:creator>
    <meta:editing-duration>PT9M26S</meta:editing-duration>
    <meta:editing-cycles>8</meta:editing-cycles>
    <meta:document-statistic meta:table-count="0" meta:image-count="0" meta:object-count="0" meta:page-count="5" meta:paragraph-count="114" meta:word-count="1385" meta:character-count="8285" meta:non-whitespace-character-count="7008"/>
  </office:meta>
</office:document-meta>
</file>